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atman: Batman says OOAH to him, for he is a devil in disguise!</text:p>
      <text:p text:style-name="Standard"/>
      <text:p text:style-name="Standard">Devil: We know him personally, to be sure.</text:p>
      <text:p text:style-name="Standard"><text:line-break/>Conduit: Beware of my power, for I come down with a fist on dark ones, though this one is different I must say, not my usual fare of traveller, but do admit to treat him with interests aligned the same way.</text:p>
      <text:p text:style-name="Standard"/>
      <text:p text:style-name="Standard">Merc: What do you suppose will come of my involvement here, boy?</text:p>
      <text:p text:style-name="Standard"/>
      <text:p text:style-name="Standard">Matt: I swear to not be offended by that last comment if someone will prevail to speak on my behalf.</text:p>
      <text:p text:style-name="Standard"/>
      <text:p text:style-name="Standard">Batman: Batman will, he's 36 years old please.</text:p>
      <text:p text:style-name="Standard"/>
      <text:p text:style-name="Standard">Devil: We and Conduit both agree, there is no consensus to draw he is juvenile.</text:p>
      <text:p text:style-name="Standard"/>
      <text:p text:style-name="Standard">Conduit: Same as above.</text:p>
      <text:p text:style-name="Standard"/>
      <text:p text:style-name="Standard">Merc: We say we follow that with an insult, then. <text:s/>What do you possess in your traits that would prevail to be good, Mr. Matt? <text:s/>We love to know here, and would be well by your assertion if provable.</text:p>
      <text:p text:style-name="Standard"/>
      <text:p text:style-name="Standard">Matt: <text:s/>Well, I'd say 36 years have taught everyone who knows me quite right, my good traits outshine my negative ones. <text:s/>I would counter offer and say list one behaviour you are offended with me to bargain with me to not send a devilish spectre upon you right now, Merc.</text:p>
      <text:p text:style-name="Standard"/>
      <text:p text:style-name="Standard">Batman: Do know my weight comes down on this one, stop the aggression Merc or be warned fully later on.</text:p>
      <text:p text:style-name="Standard"/>
      <text:p text:style-name="Standard">Devil: We wanna know Merc's comment, do tell us Merc.</text:p>
      <text:p text:style-name="Standard"/>
      <text:p text:style-name="Standard">Conduit: How would Merc feel if we insulted him off the bat? <text:s/>That would do it, wouldn't it?</text:p>
      <text:p text:style-name="Standard"/>
      <text:p text:style-name="Standard">Merc: Do wanna know more about that behaviour, Matt, where's it coming from? <text:s/>We do not see this in your history, do know it's special to us personally, wanna know more about you for the love of things.</text:p>
      <text:p text:style-name="Standard"/>
      <text:p text:style-name="Standard">Matt: <text:s/>That kind of thing I'm learning about, as my newly appointed role, set by Allah, provides to entail, I am against the arrogant so I pursued you rightly, know you avoid other actions like that devilish spectre for calming down, but if you did that to a devil you would be most disappointed in the result. <text:s/></text:p>
      <text:p text:style-name="Standard"/>
      <text:p text:style-name="Standard">Batman: Batman says we wanna know more about the history of Novum, if everyone could speculate on what they know.</text:p>
      <text:p text:style-name="Standard"/>
      <text:p text:style-name="Standard">Devil: We associate it with Russian interests.</text:p>
      <text:p text:style-name="Standard"/>
      <text:p text:style-name="Standard">Conduit: Believe it or not, Yemen got some Novum interests once, they refused his services and they declined to be involved further. <text:s/>Note that the following was extracted from his statements: <text:s/>Did approach Yemen, they neglected their duties and we stopped the relationship.</text:p>
      <text:p text:style-name="Standard"/>
      <text:p text:style-name="Standard">Merc: You know of Novum as that, we see it as the instability too that is driving the world insane today. <text:s/><text:soft-page-break/>Know full well people are traipsing into dark thought and becoming confused, we know it rightly to address that.</text:p>
      <text:p text:style-name="Standard"/>
      <text:p text:style-name="Standard">Matt: <text:s/>Novum Strategic Enterprises was created by me initially to stabilize a conflict emerging in the Ukraine/Russia area. <text:s/>The principle at first was to create a body that would negotiate for both parties, representing them equally, as they were both Novum members, and Novum would apply rightful pressure between them to remedy potential conflict. <text:s/>Seeing the negotiations fail, the rise of Donetsk and Luhansk Peoples Republics became apparent, and Novum was against the creation of the new state. <text:s/>That notwithstanding, Novum took the strategic position of promoting those who want to help new republics, i.e. Russia, while forbidding them entry into Ukraine, assuming that peaceful relations would continue somehow. <text:s/>Ukraine and Novum disavowed the new states existence, but did not persecute fully together, being that Novum allowed Russian forces into Donetsk and Luhansk People's Republics, but not Ukraine. <text:s/>We would not have fought our own interests there. <text:s/>Novum stands today to be working with United States, Great Britain, China, Russia, Germany, and Kingdom of Saudi Arabia today, providing military and financial and intelligence gains where Novum sees fit. <text:s/>I would only follow up to finish that Ukraine may suffer today, but know it was suffering already, as has been commonly alleged by participants in my discussions.</text:p>
      <text:p text:style-name="Standard"/>
      <text:p text:style-name="Standard">Batman: Batman wishes to know just how the living fuck you managed to pull that off, we witnessed all that and wondered who was executing the plan, know it for certain we promote you on that now. <text:s/>One thing to mention, does anyone know of the Russian establishment making mention of this knowledge?</text:p>
      <text:p text:style-name="Standard"/>
      <text:p text:style-name="Standard">Devil: We do not, but know some others might.</text:p>
      <text:p text:style-name="Standard"/>
      <text:p text:style-name="Standard">Conduit: No knowledge of Russian acknowledgement.</text:p>
      <text:p text:style-name="Standard"/>
      <text:p text:style-name="Standard">Merc: I promote that Russia might have that acknowledgement through Matt.</text:p>
      <text:p text:style-name="Standard"/>
      <text:p text:style-name="Standard">Matt: <text:s/>I would say that as well, but Russia would prefer Novum members talk about Novum stuff. <text:s/>If people here are authorized to be involved then so be it, but for those purposes if we could keep it off the table that would be well.</text:p>
      <text:p text:style-name="Standard"/>
      <text:p text:style-name="Standard">Batman: We do that, wondering what the hell is really going on still. If we're in Novum then we know it already somewhere, I get it.</text:p>
      <text:p text:style-name="Standard"/>
      <text:p text:style-name="Standard">Devil: One thing is for certain, Novum makes it's presence known through tactics like intimidation, somehow that's in this document. <text:s/>Wondering if that's true, given the details above.</text:p>
      <text:p text:style-name="Standard"/>
      <text:p text:style-name="Standard">Conduit: We don't determine Novum to be a problem, just that it increases awareness in different regards that raise a certain curiosity. <text:s/>There is nobody on this level doing that kind of work otherwise.</text:p>
      <text:p text:style-name="Standard"/>
      <text:p text:style-name="Standard">Merc: Don't assume the conversation is over, we'll get that authorization, had no idea we were involved.</text:p>
      <text:p text:style-name="Standard"/>
      <text:p text:style-name="Standard">Matt: Thank you, is there any questions on something else?</text:p>
      <text:p text:style-name="Standard"/>
      <text:p text:style-name="Standard">Batman: We want answers on Dark thinking, what does it mean precisely to think darkly, in your opinion? <text:span text:style-name="T2">That truly relative to the individual but there are some concrete concepts to it. <text:s/>Take a dark </text:span><text:soft-page-break/><text:span text:style-name="T2">subject like killing, people do this the right way many times but fail to acknowledge anything dark about it, when asked perhaps they acknowledge it a bit but the focus is not there. <text:s/>I would say that precisely it means to disobey the right in some way, but seeing as I don't promote sin, I would say avoid it entirely, and try to be as dark as possible otherwise, for your own benefit, not madness thereof.</text:span></text:p>
      <text:p text:style-name="Standard"/>
      <text:p text:style-name="Standard">Devil: What's your greatest devilish fancy? <text:s/>Do tell us, dark one!</text:p>
      <text:p text:style-name="Standard"/>
      <text:p text:style-name="Standard">Conduit: Do promote your goodwill to us, we wanna hear more about what we know.</text:p>
      <text:p text:style-name="Standard"/>
      <text:p text:style-name="Standard">Merc: I want you to promote knowledge on where you get off invading Kingdom of Saudi Arabia today, exercising due process in your book but not in ours. <text:s/>Do know there will be repercussions to that involvement, we have interests in the region to defend and will not be associated with a criminal in disguise!</text:p>
      <text:p text:style-name="Standard"/>
      <text:p text:style-name="Standard">Matt: My most devilish fancy is certainly that I wish to be Dark Lord of Shenzan. <text:s/>I promote knowledge that the Claw comes to the arrogant, see to it you are not counted as one of those and you will not see it. <text:s/>My goodwill, on the other hand, can be seen in my charity. <text:s/>I'm always giving what I can and helping others, plain as day I act as a chat server here today, that's for free! <text:s/>No worries!</text:p>
      <text:p text:style-name="Standard"/>
      <text:p text:style-name="Standard">Batman: I would wanna know more about that Saudi Arabia event, but as I understand it this Baka Lumi is causing trouble there, and the King gave you permission so by all means do your part in helping mitigate that threat for them.</text:p>
      <text:p text:style-name="Standard"/>
      <text:p text:style-name="Standard">Devil: Could we get a bit of clarity on that subject please? <text:s/><text:span text:style-name="T1">They earned a dark enemy of a dark lord, not my area to work in but it was promoted to do in the right way so I weigh on them in a way, they will know a messenger this day.</text:span></text:p>
      <text:p text:style-name="Standard"/>
      <text:p text:style-name="Standard">Conduit: We do know the Claw here, it came yesterday to one of us, do you know why? <text:s/><text:span text:style-name="T1">Ah, the cleverly arrogant are sometimes the most deserving! <text:s/>Maybe he or she realizes not why this happened, but weigh heavily, were you being arrogant then?</text:span></text:p>
      <text:p text:style-name="Standard"/>
      <text:p text:style-name="Standard">Merc: You still didn't answer my question, do know I have the power to snatch you.</text:p>
      <text:p text:style-name="Standard"/>
      <text:p text:style-name="Standard">Matt: <text:s/>I plan not to, Merc, you've established that you want a dark enemy out of me continually, berating me, please ask nicely and we could have that. <text:s/>Needless to say, I don't plan on letting you have that authorization either, so here it is. <text:s/>Involvement in Kingdom of Saudi Arabia is limited, and not evil. <text:s/>There is no way to describe the promotion of Allah and his creation as an evil act, neither is lecture between individuals the same thing off the hop. <text:s/>Do know it's useless to continue in my view, but if others have specific things to ask I will try.</text:p>
      <text:p text:style-name="Standard"/>
      <text:p text:style-name="Standard">Batman: Anyone caught snatching this individual will be prosecuted, do know it Merc.</text:p>
      <text:p text:style-name="Standard"/>
      <text:p text:style-name="Standard">Devil: So it is true, they do have the power to do certain things. <text:s/>My goodness, arrogance eh, well we'll identify that quick, she seems to think she gets it now so we assume that was good advice.</text:p>
      <text:p text:style-name="Standard"/>
      <text:p text:style-name="Standard">Conduit: Don't think too hard about coming in, it could do you a world of good. <text:s/>Know personally I would be afraid of Merc, given x has the potential to create a controversy over you, and do that snatching. <text:s/>Beware, just come in somehow.</text:p>
      <text:p text:style-name="Standard"/>
      <text:p text:style-name="Standard"><text:soft-page-break/>Merc: You know, do I earn it of you, Matt? <text:s/>I wondered if I would, do know we exercise due justice today over that assertion, you had your shot, now it's time to do some real questioning internally. <text:s/>Do know we'll see you later.</text:p>
      <text:p text:style-name="Standard"/>
      <text:p text:style-name="Standard">Matt: <text:s/>I have had worse enemies than you, and none of them ever made it. <text:s/>Know that I will be waiting for your attempt, but consider me not mad enough to fight you. <text:s/>I will try my best to escape, but there's one thing I won't do is fight someone that way. <text:s/>You don't come at my religion, but you should know, you go against that which Allah himself is trying to establish for me, this new role. <text:s/>You want to mitigate it, that is a personal offence I would dare state. <text:s/>There are ways provided to deal with this the right way, in justice law and in other Muslim law, I do not choose between them, only know what you do will earn a thing from me. <text:s/></text:p>
      <text:p text:style-name="Standard"/>
      <text:p text:style-name="Standard">Batman: <text:s/>If you need to defend yourself do it, we're stopping Merc, she knows who we are Matt!</text:p>
      <text:p text:style-name="Standard"/>
      <text:p text:style-name="Standard">Devil: Tough guy, but still, Matt has a point if that's true, nobody else made it close.</text:p>
      <text:p text:style-name="Standard"/>
      <text:p text:style-name="Standard">Conduit: Don't tell me differently then, Matt, if you do horrible things then why assert this stuff?</text:p>
      <text:p text:style-name="Standard"/>
      <text:p text:style-name="Standard">Merc: I'll be on you later, let this conversation end!</text:p>
      <text:p text:style-name="Standard"/>
      <text:p text:style-name="Standard">Matt: <text:s/>So be it, I would happily extend to Batman, Devil, Conduit and Merc to reach me through the CIA establishment.</text:p>
      <text:p text:style-name="Standard"/>
      <text:p text:style-name="Standard">Batman: Batman requests this document proceed, there is much to discuss actually, there is a final say about what happens in Iran, do we want to authorize anything before God here? <text:s/>Would it be better to acknowledge their war finally, or avoid something in the works here? <text:s/>Know there comes a time when things should be stated obviously, their movements precisely what I mean. <text:s/>Do you wanna know more in the public, Matt? <text:s/><text:span text:style-name="T1">I'm not one to ask anything but if I knew, which I do, I would tell everyone that would listen, which are few around me but certainly those with evidence hold weight to their argument, I only have these words and others from various sources.</text:span></text:p>
      <text:p text:style-name="Standard"/>
      <text:p text:style-name="Standard">Devil: Don't have a question, just happy Matt's doing his part in all this well. <text:s/>Know certainly passion comes with vice, but he expands on it well enough to make one wonder if it taints him in some way.</text:p>
      <text:p text:style-name="Standard"/>
      <text:p text:style-name="Standard">Conduit: Conduit does suggest a thing about Matt's internal politics, what does it convey to say Shenzan bear the Claw? <text:s/>Is it a threat or a mystery? <text:s/><text:span text:style-name="T1">They will perform a rite that makes you understand a CLAW is upon you, and you will only know it for their reasoning, which is being overly arrogant, in any way essentially.</text:span></text:p>
      <text:p text:style-name="Standard"/>
      <text:p text:style-name="Standard">Merc: Not a thought here!</text:p>
      <text:p text:style-name="Standard"/>
      <text:p text:style-name="Standard">Matt: I do have a clarification from Shenzan, consider ANYONE arrogant to be on their list of things to do. <text:s/>If we could have a moment, I will take care of something and announce my return in a few moments. <text:s/>Ok, let's proceed with the next question.</text:p>
      <text:p text:style-name="Standard"><text:s/></text:p>
      <text:p text:style-name="Standard">Batman: Batman requests knowledge on Shenzan, want to know this force of reckoning over. <text:span text:style-name="T1">Shenzan is a race of devil, they live on a different world and make use of what they know of us creatively, in the sense that they are devils and do that sort of thing. <text:s/>I wouldn't get overspecific, because targeting is based on that merit of arrogance present, know devils know your mind that that's what makes them </text:span><text:soft-page-break/><text:span text:style-name="T1">tick. <text:s/>Say, you for example, Bolumeh make mention of the Orbiter, you know it, it is their madness. <text:s/>Be content that devils do not promote all sorts of madness upon everyone around here, but will come one day to show example of where wrongs are really happening in our society, something we could be grateful for. <text:s/>An example of the way they are, for example, is that they come to crush Great White Brotherhood, who watch this document today.</text:span></text:p>
      <text:p text:style-name="Standard"/>
      <text:p text:style-name="Standard">Devil: We reckon that is right for a devil, do know I wonder about some of the things I think about. <text:s/>Was it them when I thought of doings of satanism in a church? <text:s/><text:span text:style-name="T1">No, but some who watched laughed. <text:s/>They know you in a different way, the Salissuh, but they say not anything more.</text:span></text:p>
      <text:p text:style-name="Standard"/>
      <text:p text:style-name="Standard">Conduit: We know Merc to be crying Matt, would you relieve her? <text:span text:style-name="T1">I offer that my heart feels for that in some way that makes me wish I could somehow give her a hug, but she is far, and I am here. <text:s/>I guess through the air!</text:span></text:p>
      <text:p text:style-name="Standard"/>
      <text:p text:style-name="Standard">Merc: Do feel obligated to do that, for it upset me to hear you say that. <text:s/>One thing I'm wondering is if dark behaviour leads you to violence, surely we know of your war modeling here.</text:p>
      <text:p text:style-name="Standard"/>
      <text:p text:style-name="Standard">Matt: <text:s/>I did an excursion for all to see there. <text:s/>It was for dark learning purposes, that people learn by example so at least if I did it, that would encourage the truth about the behaviour in others, also I tried to fend off invasion of Taiwan there. <text:s/>Know they exercise their authority differently now, the consideration being that if they do not abide by certain conditions of the Dark Orient, they might see them, but wouldn't they truly be mad among themselves to be that way, not aligned with that truth? <text:s/>I would only await your response, have you seen their documentation for Taiwan? <text:s/>They might give it to some.</text:p>
      <text:p text:style-name="Standard"/>
      <text:p text:style-name="Standard">Batman: One thing about that war modeling is that it was strategic enough to admit, but what if the situation panned out to be fullscale war? <text:s/>We could not admit that would be good, know well we would be moving in lockstep with whoever was in defense of that nation. <text:s/><text:span text:style-name="T1">I would think as a newly forming power they take it responsibly, and note among themselves to see treacherous ones where they lie. <text:s/>If, for example, the media being presented wasn't given to the people, there is no reason to persecute the people. <text:s/>And that does not mean go in directly as a result of that either, but it is a factor to consider I would imagine in some regards. <text:s/>Moot to me. <text:s/>Anyway, the idea behind any invasion for them should be that serious criminals exist there, denying the truth emerging upon us all. <text:s/>Know I sound like an expert but it took me a while to adjust to new dark things as well, the Dark Orient is tolerant of this. <text:s/>There is media for the US to handle, others have it in tow.</text:span></text:p>
      <text:p text:style-name="Standard"/>
      <text:p text:style-name="Standard">Devil: We know that media, did think it was a bit off but wonder, is confusion of the sexes really an important thing to discuss? <text:s/>I mean really, is it dark enough to wonder about that way? <text:s/><text:span text:style-name="T1">I would say anything that confuses the truth is darkly desirable in certain ways relative to the experience, in this case the sexes where sexuality is overly present in many perspectives, giving it certain notions of darkness which are present but subtle. <text:s/>For example, the flair one might possess is not stating complicity with the dark endeavour, but certainly a snicker against those who consider you an evil spawn is dark indeed. <text:s/>Know well, to confuse the sexes is a dark consideration, we just don't commonly associate it with that, and in truth the Dark Orient is right, what you do over it is your own affair, not theirs. <text:s/>You could also say that pursuit of confusion itself is dark, just to be clear, and if you will, wanted by a dark one in some way, if limited by his or her reasoning skills.</text:span></text:p>
      <text:p text:style-name="Standard"/>
      <text:p text:style-name="Standard">Conduit: Conduit suggests that may be accurate, some of us are and wonder if that may be true at all, just a thought for consideration here. <text:s/><text:span text:style-name="T1">If you take it seriously, there is one thing to consider, Allah SWT </text:span><text:soft-page-break/><text:span text:style-name="T1">will not have it that way, but await to see what the Mahdi professes, for where I was guided to write a thing in my time about it, that one who is now Mahdi may also tell a tale about the new thing concerning the rightness of it in any fashion.</text:span></text:p>
      <text:p text:style-name="Standard"/>
      <text:p text:style-name="Standard">Merc: Do know your enthusiasm greatly inspires us here, Matt, we feel we have been mislead here and promote you to being a person of considerable interest, would love to get to know you better in some way.</text:p>
      <text:p text:style-name="Standard"/>
      <text:p text:style-name="Standard">Matt: In time. <text:s/>I open it up to more questions, but I would like a 5 minute interval to have a smoke, if it does not burden anyone, bathroom break time for others. <text:s/>Thank you, let us continue.</text:p>
      <text:p text:style-name="Standard"/>
      <text:p text:style-name="Standard">Batman: One question because we have to close this session, do you really feel like darkness is a way to establish truth? <text:s/>We might, on some regards, consider ourselves right to kill, as some would allege is dark to consider, but know we see a bright shining path that leads us to convey the truth in that regard, that is what I wonder. <text:span text:style-name="T1">In my view, the path of Jihad is bright, I don't kill really but I have used projections to do so in my time so I consider this. <text:s/>If I have to admit what I did before my Lord, know I would rightly convey the “f u” was present in my action, though I admit I did rightly. <text:s/>This is considered Bashrati in darkness, know I know my justness in this, may you learn the truth of Darkness in time, and what it really is. <text:s/>I do consider it a way to establish truth, if Bashrati is to be forlorn in a doing, but be just and not exercise a nonsense about the situation.</text:span></text:p>
      <text:p text:style-name="Standard"/>
      <text:p text:style-name="Standard">Devil: One thing is presently clear, if Darkness would unveil itself on us in time, we should know about it. <text:s/>No blame on us for not knowing about it fully before, right Matt? <text:s/><text:span text:style-name="T1">You got it right, nobody on Earth was born into a world where the Darkness coming was real. <text:s/>Some see and live with devils, but they do not represent Darkness. <text:s/>In a way, they are forbidden from seeing their new world. <text:s/>Life on the other side is different, there's no contesting the nightmare involved, but I plan to see my way done soon, and I suppose there is no other way about the situation.</text:span></text:p>
      <text:p text:style-name="Standard"/>
      <text:p text:style-name="Standard">Conduit: Do suppose we took in some devils, what do they wanna do? <text:s/><text:span text:style-name="T1">None want to except the newcomers, which will live in Canada. <text:s/>Some Shaaku, as they are called, will join if more pentacles are created, but there is no plan for them to come yet, only that it was made a possibility recently. <text:s/>What they want, the newcomers anyway, is to be citizens. <text:s/>They are miscrients and will love not, but I wonder if they will see my way and try to taste it eventually, they are quite resilient but somehow, as they say now, see the design for what it is and wonder.</text:span></text:p>
      <text:p text:style-name="Standard"/>
      <text:p text:style-name="Standard">Merc: Do know we see devils loving, is that a mistake to believe? <text:s/><text:span text:style-name="T1">No, some go down with suffering in the past for this, but things are different now. <text:s/>In their way, I cannot speak for them, but my feeling is that they will love in some regard, Bolumeh utter and say they love remarkably, Shaaku prefer that people know they dance for the love of people, Shenzan as well in many regards, though they do not dance they love us in some miscrient way.</text:span></text:p>
      <text:p text:style-name="Standard"/>
      <text:p text:style-name="Standard">Matt: <text:s/>If that be all for the questions then I would say over and out here, if there's any final word from anyone say your piece.</text:p>
      <text:p text:style-name="Standard"/>
      <text:p text:style-name="Standard">Batman: Over and done, Matt, good job buddy, you solved a problem. <text:s/>Oneness will come to Earth, know it right indeed.</text:p>
      <text:p text:style-name="Standard"/>
      <text:p text:style-name="Standard">Devil: Good job here, Matt, well done, played it well!</text:p>
      <text:p text:style-name="Standard"/>
      <text:p text:style-name="Standard"><text:soft-page-break/>Conduit: Conduit says goodnight, all!</text:p>
      <text:p text:style-name="Standard"/>
      <text:p text:style-name="Standard">Merc: Good thought emerges from this topic, good to hear everyone's piece on the matter.</text:p>
      <text:p text:style-name="Standard"/>
      <text:p text:style-name="Standard">Matt: <text:s/>Document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22T13:27:55.73</meta:creation-date>
    <dc:date>2022-09-22T15:03:50.85</dc:date>
    <meta:editing-duration>PT1H3M22S</meta:editing-duration>
    <meta:editing-cycles>2</meta:editing-cycles>
    <meta:generator>OpenOffice/4.1.8$Win32 OpenOffice.org_project/418m3$Build-9803</meta:generator>
    <meta:document-statistic meta:table-count="0" meta:image-count="0" meta:object-count="0" meta:page-count="7" meta:paragraph-count="76" meta:word-count="3545" meta:character-count="19226"/>
  </office:meta>
</office:document-meta>
</file>